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="Circl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64cm"/>
    </style:style>
    <style:style style:name="gr7" style:family="graphic" style:parent-style-name="standard">
      <style:graphic-properties draw:stroke="none" svg:stroke-color="#000000" draw:fill="none" draw:fill-color="#ffffff" fo:min-height="0.992cm"/>
    </style:style>
    <style:style style:name="gr8" style:family="graphic" style:parent-style-name="standard">
      <style:graphic-properties draw:stroke="none" svg:stroke-color="#000000" draw:fill="none" draw:fill-color="#ffffff" fo:min-height="1.804cm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5cm" svg:height="3.597cm" svg:x="5.397cm" svg:y="3.07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822cm" svg:y1="4.872cm" svg:x2="11.734cm" svg:y2="4.872cm" draw:start-shape="id1" draw:start-glue-point="10" draw:end-shape="id2" draw:end-glue-point="6" svg:d="m8822 4872h2912">
          <text:p/>
        </draw:connector>
        <draw:line draw:style-name="gr3" draw:text-style-name="P2" draw:layer="layout" svg:x1="1.8cm" svg:y1="4.786cm" svg:x2="5.397cm" svg:y2="4.786cm">
          <text:p/>
        </draw:line>
        <draw:custom-shape draw:style-name="gr4" draw:text-style-name="P1" xml:id="id3" draw:id="id3" draw:layer="layout" svg:width="3.597cm" svg:height="3.597cm" svg:x="11.734cm" svg:y="8.554cm">
          <text:p text:style-name="P1"><text:span text:style-name="T1">Measure</text:span></text:p>
          <text:p text:style-name="P1"><text:span text:style-name="T1">Gy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3.597cm" svg:height="3.597cm" svg:x="4.883cm" svg:y="11.294cm">
          <text:p text:style-name="P3"><text:span text:style-name="T2">Emergency</text:span></text:p>
          <text:p text:style-name="P3"><text:span text:style-name="T2">Lan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597cm" svg:height="3.597cm" svg:x="11.734cm" svg:y="14.206cm">
          <text:p text:style-name="P1"><text:span text:style-name="T1">Measure</text:span></text:p>
          <text:p text:style-name="P1"><text:span text:style-name="T1">Acc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1.734cm" svg:y1="10.353cm" svg:x2="7.954cm" svg:y2="11.82cm" draw:start-shape="id3" draw:start-glue-point="6" draw:end-shape="id4" draw:end-glue-point="11" svg:d="m11734 10353c-2440 0-551 1467-3780 1467">
          <text:p/>
        </draw:connector>
        <draw:connector draw:style-name="gr2" draw:text-style-name="P2" draw:layer="layout" draw:type="curve" svg:x1="11.734cm" svg:y1="16.005cm" svg:x2="7.954cm" svg:y2="14.365cm" draw:start-shape="id5" draw:start-glue-point="6" draw:end-shape="id4" draw:end-glue-point="9" svg:d="m11734 16005c-2440 0-551-1640-3780-1640">
          <text:p/>
        </draw:connector>
        <draw:connector draw:style-name="gr2" draw:text-style-name="P2" draw:layer="layout" draw:type="curve" svg:x1="13.533cm" svg:y1="12.151cm" svg:x2="13.533cm" svg:y2="14.206cm" draw:start-shape="id3" draw:start-glue-point="8" draw:end-shape="id5" draw:end-glue-point="4" svg:d="m13533 12151v2055">
          <text:p/>
        </draw:connector>
        <draw:custom-shape draw:style-name="gr4" draw:text-style-name="P1" xml:id="id6" draw:id="id6" draw:layer="layout" svg:width="3.597cm" svg:height="3.597cm" svg:x="11.734cm" svg:y="19.687cm">
          <text:p text:style-name="P1"><text:span text:style-name="T1">Update</text:span></text:p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3.597cm" svg:height="3.596cm" svg:x="11.734cm" svg:y="24.997cm">
          <text:p text:style-name="P1"><text:span text:style-name="T1">Set</text:span></text:p>
          <text:p text:style-name="P1"><text:span text:style-name="T1">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3.533cm" svg:y1="17.803cm" svg:x2="13.533cm" svg:y2="19.687cm" draw:start-shape="id5" draw:start-glue-point="8" draw:end-shape="id6" draw:end-glue-point="4" svg:d="m13533 17803v1884">
          <text:p/>
        </draw:connector>
        <draw:connector draw:style-name="gr2" draw:text-style-name="P2" draw:layer="layout" draw:type="curve" svg:x1="13.533cm" svg:y1="23.284cm" svg:x2="13.533cm" svg:y2="24.997cm" draw:start-shape="id6" draw:start-glue-point="8" draw:end-shape="id7" draw:end-glue-point="4" svg:d="m13533 23284v1713">
          <text:p/>
        </draw:connector>
        <draw:custom-shape draw:style-name="gr4" draw:text-style-name="P1" xml:id="id2" draw:id="id2" draw:layer="layout" svg:width="3.597cm" svg:height="3.597cm" svg:x="11.734cm" svg:y="3.073cm">
          <text:p text:style-name="P1"><text:span text:style-name="T1">S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3.533cm" svg:y1="6.67cm" svg:x2="13.533cm" svg:y2="8.554cm" draw:start-shape="id2" draw:start-glue-point="8" draw:end-shape="id3" draw:end-glue-point="4" svg:d="m13533 6670v1884">
          <text:p/>
        </draw:connector>
        <draw:connector draw:style-name="gr2" draw:text-style-name="P2" draw:layer="layout" draw:type="curve" svg:x1="15.331cm" svg:y1="26.795cm" svg:x2="15.331cm" svg:y2="4.872cm" draw:start-shape="id7" draw:start-glue-point="10" draw:end-shape="id2" draw:end-glue-point="10" svg:d="m15331 26795c825 0 825-21923 0-21923">
          <text:p/>
        </draw:connector>
        <draw:frame draw:style-name="gr6" draw:text-style-name="P6" draw:layer="layout" svg:width="3.064cm" svg:height="1.242cm" svg:x="7.836cm" svg:y="10.258cm">
          <draw:text-box>
            <text:p text:style-name="P5"><text:span text:style-name="T3">PANIC</text:span></text:p>
          </draw:text-box>
        </draw:frame>
        <draw:frame draw:style-name="gr6" draw:text-style-name="P7" draw:layer="layout" svg:width="3.064cm" svg:height="1.242cm" svg:x="7.836cm" svg:y="15.2cm">
          <draw:text-box>
            <text:p><text:span text:style-name="T4">PANIC</text:span></text:p>
          </draw:text-box>
        </draw:frame>
        <draw:connector draw:style-name="gr2" draw:text-style-name="P2" draw:layer="layout" draw:type="curve" svg:x1="12.26cm" svg:y1="3.599cm" svg:x2="14.805cm" svg:y2="3.599cm" draw:start-shape="id2" draw:start-glue-point="5" draw:end-shape="id2" draw:end-glue-point="11" svg:d="m12260 3599c0-1615 2545-1615 2545 0">
          <text:p/>
        </draw:connector>
        <draw:frame draw:style-name="gr7" draw:text-style-name="P8" draw:layer="layout" svg:width="4.453cm" svg:height="1.242cm" svg:x="13.447cm" svg:y="1.4cm">
          <draw:text-box>
            <text:p><text:span text:style-name="T5">¬(100Hz)</text:span></text:p>
          </draw:text-box>
        </draw:frame>
        <draw:frame draw:style-name="gr8" draw:text-style-name="P8" draw:layer="layout" svg:width="3.083cm" svg:height="2.054cm" svg:x="13.6cm" svg:y="12.6cm">
          <draw:text-box>
            <text:p><text:span text:style-name="T5">Gyro OK</text:span></text:p>
          </draw:text-box>
        </draw:frame>
        <draw:frame draw:style-name="gr7" draw:text-style-name="P8" draw:layer="layout" svg:width="3.083cm" svg:height="1.242cm" svg:x="11.596cm" svg:y="7.217cm">
          <draw:text-box>
            <text:p><text:span text:style-name="T5">100Hz</text:span></text:p>
          </draw:text-box>
        </draw:frame>
        <draw:frame draw:style-name="gr8" draw:text-style-name="P8" draw:layer="layout" svg:width="3.083cm" svg:height="2.054cm" svg:x="13.617cm" svg:y="18.146cm">
          <draw:text-box>
            <text:p><text:span text:style-name="T5">Accel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5T19:13:31</meta:creation-date>
    <dc:date>2013-06-25T20:01:48</dc:date>
    <meta:editing-duration>PT1M</meta:editing-duration>
    <meta:editing-cycles>2</meta:editing-cycles>
    <meta:generator>LibreOffice/3.6$Linux_X86_64 LibreOffice_project/360m1$Build-2</meta:generator>
    <meta:document-statistic meta:object-count="23"/>
  </office:meta>
</office:document-meta>
</file>